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</office:automatic-styles>
  <office:body>
    <office:text>
      <text:h text:style-name="Heading_20_1" text:outline-level="1"><text:bookmark-start text:name="while-loop-with-complex-conditions"/>While Loop With Complex Conditions<text:bookmark-end text:name="while-loop-with-complex-conditions"/></text:h>
      <text:p text:style-name="First_20_paragraph">In the following example, a complex boolean expression is used in the <text:span text:style-name="T1">while</text:span> statement. The program gets a value and tries to parse it as an integer. If the value can not be converted to an integer, the program tries again, but not more than three times.</text:p>
      <text:p text:style-name="P1">int c;</text:p>
      <text:p text:style-name="P2">string message;</text:p>
      <text:p text:style-name="P3">int count;</text:p>
      <text:p text:style-name="P4">bool res;</text:p>
      <text:p text:style-name="P5"/>
      <text:p text:style-name="P6">Console.WriteLine("Please enter an integer.");</text:p>
      <text:p text:style-name="P7">message = Console.ReadLine();</text:p>
      <text:p text:style-name="P8">res = int.TryParse(message, out c);</text:p>
      <text:p text:style-name="P9">count = 0; // The user has 3 tries: count will be 0, 1, 2, and then we default.</text:p>
      <text:p text:style-name="P10">while (!res &amp;&amp; count &lt; 3)</text:p>
      <text:p text:style-name="P11">{</text:p>
      <text:p text:style-name="P12"><text:s text:c="4"/>count++;</text:p>
      <text:p text:style-name="P13"><text:s text:c="4"/>if (count == 3)</text:p>
      <text:p text:style-name="P14"><text:s text:c="4"/>{</text:p>
      <text:p text:style-name="P15"><text:s text:c="8"/>c = 1;</text:p>
      <text:p text:style-name="P16"><text:s text:c="8"/>Console.WriteLine("I'm using the default value 1.");</text:p>
      <text:p text:style-name="P17"><text:s text:c="4"/>}</text:p>
      <text:p text:style-name="P18"><text:s text:c="4"/>else</text:p>
      <text:p text:style-name="P19"><text:s text:c="4"/>{</text:p>
      <text:p text:style-name="P20"><text:s text:c="8"/>Console.WriteLine("The value entered was not an integer.");</text:p>
      <text:p text:style-name="P21"><text:s text:c="8"/>Console.WriteLine("Please enter an integer.");</text:p>
      <text:p text:style-name="P22"><text:s text:c="8"/>message = Console.ReadLine();</text:p>
      <text:p text:style-name="P23"><text:s text:c="8"/>res = int.TryParse(message, out c);</text:p>
      <text:p text:style-name="P24"><text:s text:c="4"/>}</text:p>
      <text:p text:style-name="P25">}</text:p>
      <text:p text:style-name="P26">Console.WriteLine("The value is: " + c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4Z</meta:creation-date>
    <dc:date>2024-08-15T18:01:44Z</dc:date>
  </office:meta>
</office:document-meta>
</file>